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4" table:number-rows-spanned="1">
            <text:p>((P V R)→T)&lt;→(Q ^S )</text:p>
          </table:table-cell>
          <table:covered-table-cell table:number-columns-repeated="3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F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3:19:16.790821353</meta:creation-date>
    <dc:date>2019-08-13T23:23:30.411693130</dc:date>
    <meta:editing-duration>PT4M14S</meta:editing-duration>
    <meta:editing-cycles>1</meta:editing-cycles>
    <meta:document-statistic meta:table-count="1" meta:cell-count="6" meta:object-count="0"/>
    <meta:generator>LibreOffice/6.1.5.2$Linux_X86_64 LibreOffice_project/10$Build-2</meta:generator>
  </office:meta>
</office:document-meta>
</file>